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2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7" style:family="graphic" style:parent-style-name="standard">
      <style:graphic-properties draw:stroke="none" draw:fill="none" fo:min-height="0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cm"/>
      <style:paragraph-properties style:writing-mode="lr-tb"/>
    </style:style>
    <style:style style:name="gr10" style:family="graphic" style:parent-style-name="standard">
      <style:graphic-properties draw:stroke="none" draw:fill="none" fo:min-height="0.543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569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Noto Sans CJK SC2" style:font-size-asian="20pt" style:font-style-asian="normal" style:font-name-complex="Lohit Devanagari1" style:font-size-complex="20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3pt" fo:font-style="normal" fo:text-shadow="none" style:text-underline-style="none" fo:font-weight="normal" style:letter-kerning="true" style:font-name-asian="Noto Sans CJK SC2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6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MU Serif" fo:font-size="13pt" style:font-size-asian="20pt" style:font-size-complex="2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MU Serif" fo:font-size="13pt" style:font-size-asian="13pt" style:font-size-complex="13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-8% 58%" style:font-name="CMU Serif" fo:font-size="13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1.55cm" svg:y="2.4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</text:span></text:p>
          <text:p text:style-name="P1"><text:span text:style-name="T1">a</text:span><text:span text:style-name="T5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5cm" svg:height="0.45cm" svg:x="1.25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.425cm" svg:y1="1.35cm" svg:x2="3.325cm" svg:y2="2.45cm" draw:start-shape="id1" draw:start-glue-point="2" draw:end-shape="id2" draw:end-glue-point="0" svg:d="M1425 1350l1900 1100" svg:viewBox="0 0 1901 1101">
          <text:p/>
        </draw:connector>
        <draw:connector draw:style-name="gr4" draw:text-style-name="P3" draw:layer="layout" draw:type="line" svg:x1="4.025cm" svg:y1="1.351cm" svg:x2="3.325cm" svg:y2="2.45cm" draw:start-shape="id3" draw:start-glue-point="2" draw:end-shape="id2" draw:end-glue-point="0" svg:d="M4025 1351l-700 1099" svg:viewBox="0 0 701 1100">
          <text:p/>
        </draw:connector>
        <draw:frame draw:style-name="gr5" draw:text-style-name="P5" draw:layer="layout" svg:width="1.05cm" svg:height="0.81cm" svg:x="0.7cm" svg:y="2.64cm">
          <draw:text-box>
            <text:p text:style-name="P4"><text:span text:style-name="T8">w’</text:span></text:p>
          </draw:text-box>
        </draw:frame>
        <draw:frame draw:style-name="gr6" draw:text-style-name="P7" draw:layer="layout" svg:width="6.65cm" svg:height="0.819cm" svg:x="0cm" svg:y="3.75cm">
          <draw:text-box>
            <text:p text:style-name="P6"><text:span text:style-name="T9">R</text:span><text:span text:style-name="T9">ul</text:span><text:span text:style-name="T9">e </text:span><text:span text:style-name="T9">fo</text:span><text:span text:style-name="T9">r </text:span><text:span text:style-name="T10">x</text:span><text:span text:style-name="T11">1</text:span><text:span text:style-name="T11">,...,</text:span><text:span text:style-name="T10">x</text:span><text:span text:style-name="T12">δ</text:span><text:span text:style-name="T13">: </text:span><text:span text:style-name="T6">a</text:span><text:span text:style-name="T6">→</text:span><text:span text:style-name="T14">a, </text:span><text:span text:style-name="T14">...</text:span><text:span text:style-name="T14">, </text:span><text:span text:style-name="T6">a</text:span><text:span text:style-name="T4">j</text:span><text:span text:style-name="T6">→</text:span><text:span text:style-name="T14">a</text:span><text:span text:style-name="T5">j</text:span></text:p>
          </draw:text-box>
        </draw:frame>
        <draw:frame draw:style-name="gr7" draw:text-style-name="P8" draw:layer="layout" svg:width="4.25cm" svg:height="0.819cm" svg:x="-0.1cm" svg:y="9.181cm">
          <draw:text-box>
            <text:p><text:span text:style-name="T15">NTS of neuron </text:span><text:span text:style-name="T16">w’</text:span></text:p>
          </draw:text-box>
        </draw:frame>
        <draw:custom-shape draw:style-name="gr8" draw:text-style-name="P10" xml:id="id4" draw:id="id4" draw:layer="layout" svg:width="3.25cm" svg:height="0.75cm" svg:x="1.55cm" svg:y="5.5cm">
          <text:p text:style-name="P9"><text:span text:style-name="T10"><text:s/></text:span><text:span text:style-name="T10">3</text:span><text:span text:style-name="T17">δ</text:span><text:span text:style-name="T10">, 5</text:span><text:span text:style-name="T17">δ</text:span><text:span text:style-name="T10">, 7</text:span><text:span text:style-name="T17">δ</text:span><text:span text:style-name="T10">, 9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" draw:id="id5" draw:layer="layout" svg:width="3.2cm" svg:height="0.75cm" svg:x="1.6cm" svg:y="7.5cm">
          <text:p text:style-name="P9"><text:span text:style-name="T10">0, 2</text:span><text:span text:style-name="T17">δ</text:span><text:span text:style-name="T10">, 4</text:span><text:span text:style-name="T17">δ</text:span><text:span text:style-name="T10">, 6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9cm" svg:height="0.793cm" svg:x="2.9cm" svg:y="6.457cm">
          <draw:text-box>
            <text:p text:style-name="P11"><text:span text:style-name="T19">(-3</text:span><text:span text:style-name="T17">δ</text:span><text:span text:style-name="T20">,a)</text:span></text:p>
          </draw:text-box>
        </draw:frame>
        <draw:connector draw:style-name="gr11" draw:text-style-name="P13" draw:layer="layout" draw:type="line" svg:x1="3.175cm" svg:y1="6.25cm" svg:x2="3.2cm" svg:y2="7.5cm" draw:start-shape="id4" draw:start-glue-point="2" draw:end-shape="id5" draw:end-glue-point="0" svg:d="M3175 6250l25 1250" svg:viewBox="0 0 26 1251">
          <text:p/>
        </draw:connector>
        <draw:custom-shape draw:style-name="gr12" draw:text-style-name="P10" xml:id="id6" draw:id="id6" draw:layer="layout" svg:width="0.8cm" svg:height="0.75cm" svg:x="0.65cm" svg:y="5.5cm">
          <text:p text:style-name="P9"><text:span text:style-name="T17">δ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0.436cm" svg:height="0.55cm" svg:x="1.697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7cm" svg:height="0.793cm" svg:x="0.75cm" svg:y="6.458cm">
          <draw:text-box>
            <text:p text:style-name="P11"><text:span text:style-name="T19">(</text:span><text:span text:style-name="T19">-</text:span><text:span text:style-name="T17">δ</text:span><text:span text:style-name="T19">,</text:span><text:span text:style-name="T7">λ</text:span><text:span text:style-name="T20">)</text:span></text:p>
          </draw:text-box>
        </draw:frame>
        <draw:connector draw:style-name="gr11" draw:text-style-name="P13" draw:layer="layout" svg:x1="1.05cm" svg:y1="6.25cm" svg:x2="1.697cm" svg:y2="7.875cm" draw:start-shape="id6" draw:start-glue-point="2" draw:end-shape="id7" draw:end-glue-point="3" svg:d="M1050 6250v1625h647" svg:viewBox="0 0 648 1626">
          <text:p/>
        </draw:connector>
        <draw:custom-shape draw:style-name="gr14" draw:text-style-name="P10" xml:id="id8" draw:id="id8" draw:layer="layout" svg:width="4.5cm" svg:height="1.15cm" svg:x="0.55cm" svg:y="5.3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svg:x1="4.8cm" svg:y1="7.875cm" svg:x2="5.05cm" svg:y2="5.875cm" draw:start-shape="id5" draw:start-glue-point="1" draw:end-shape="id8" draw:end-glue-point="1" svg:d="M4800 7875h751v-2000h-501" svg:viewBox="0 0 752 2001">
          <text:p/>
        </draw:connector>
        <draw:frame draw:style-name="gr10" draw:text-style-name="P12" draw:layer="layout" svg:width="1.9cm" svg:height="0.793cm" svg:x="5.1cm" svg:y="6.258cm">
          <draw:text-box>
            <text:p text:style-name="P11"><text:span text:style-name="T19">(</text:span><text:span text:style-name="T17">δ</text:span><text:span text:style-name="T19">,</text:span><text:span text:style-name="T7">λ</text:span><text:span text:style-name="T20">)</text:span></text:p>
          </draw:text-box>
        </draw:frame>
        <draw:connector draw:style-name="gr11" draw:text-style-name="P13" draw:layer="layout" draw:line-skew="0.249cm 0.249cm" svg:x1="4.8cm" svg:y1="7.875cm" svg:x2="3.2cm" svg:y2="8.25cm" draw:start-shape="id5" draw:start-glue-point="1" draw:end-shape="id5" draw:end-glue-point="2" svg:d="M4800 7875h750v1125h-2350v-750" svg:viewBox="0 0 2351 1126">
          <text:p/>
        </draw:connector>
        <draw:frame draw:style-name="gr10" draw:text-style-name="P12" draw:layer="layout" svg:width="2.35cm" svg:height="0.793cm" svg:x="3.3cm" svg:y="8.857cm">
          <draw:text-box>
            <text:p text:style-name="P11"><text:span text:style-name="T19">(2</text:span><text:span text:style-name="T17">δ</text:span><text:span text:style-name="T19">,</text:span><text:span text:style-name="T7">λ</text:span><text:span text:style-name="T20">)</text:span></text:p>
          </draw:text-box>
        </draw:frame>
        <draw:custom-shape draw:style-name="gr15" draw:text-style-name="P2" xml:id="id9" draw:id="id9" draw:layer="layout" svg:width="0.35cm" svg:height="0.45cm" svg:x="2.451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.1cm" svg:height="0.793cm" svg:x="1.55cm" svg:y="0.6cm">
          <draw:text-box>
            <text:p><text:span text:style-name="T3">.</text:span><text:span text:style-name="T3">.</text:span><text:span text:style-name="T3">.</text:span><text:span text:style-name="T3">.</text:span></text:p>
          </draw:text-box>
        </draw:frame>
        <draw:frame draw:style-name="gr16" draw:text-style-name="P7" draw:layer="layout" svg:width="1.099cm" svg:height="0.819cm" svg:x="2.001cm" svg:y="1.051cm">
          <draw:text-box>
            <text:p text:style-name="P6"><text:span text:style-name="T10">x</text:span><text:span text:style-name="T21">δ</text:span></text:p>
          </draw:text-box>
        </draw:frame>
        <draw:custom-shape draw:style-name="gr17" draw:text-style-name="P2" xml:id="id3" draw:id="id3" draw:layer="layout" svg:width="0.35cm" svg:height="0.45cm" svg:x="3.85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0" draw:id="id10" draw:layer="layout" svg:width="0.35cm" svg:height="0.45cm" svg:x="5.051cm" svg:y="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.15cm" svg:height="0.793cm" svg:x="4.15cm" svg:y="0.601cm">
          <draw:text-box>
            <text:p><text:span text:style-name="T3">.</text:span><text:span text:style-name="T3">.</text:span><text:span text:style-name="T3">.</text:span><text:span text:style-name="T3">.</text:span></text:p>
          </draw:text-box>
        </draw:frame>
        <draw:connector draw:style-name="gr4" draw:text-style-name="P3" draw:layer="layout" draw:type="line" svg:x1="2.626cm" svg:y1="1.351cm" svg:x2="3.325cm" svg:y2="2.45cm" draw:start-shape="id9" draw:end-shape="id2" draw:end-glue-point="0" svg:d="M2626 1351l699 1099" svg:viewBox="0 0 700 1100">
          <text:p/>
        </draw:connector>
        <draw:connector draw:style-name="gr19" draw:text-style-name="P3" draw:layer="layout" draw:type="line" svg:x1="5.226cm" svg:y1="1.352cm" svg:x2="3.325cm" svg:y2="2.45cm" draw:start-shape="id10" draw:end-shape="id2" draw:end-glue-point="0" svg:d="M5226 1352l-1901 1098" svg:viewBox="0 0 1902 1099">
          <text:p/>
        </draw:connector>
        <draw:frame draw:style-name="gr20" draw:text-style-name="P14" draw:layer="layout" svg:width="0.931cm" svg:height="0.819cm" svg:x="3.8cm" svg:y="1.05cm">
          <draw:text-box>
            <text:p><text:span text:style-name="T18">y</text:span><text:span text:style-name="T22">1</text:span></text:p>
          </draw:text-box>
        </draw:frame>
        <draw:frame draw:style-name="gr21" draw:text-style-name="P7" draw:layer="layout" svg:width="1.099cm" svg:height="0.819cm" svg:x="5.001cm" svg:y="1.051cm">
          <draw:text-box>
            <text:p text:style-name="P6"><text:span text:style-name="T10">y</text:span><text:span text:style-name="T21">δ</text:span></text:p>
          </draw:text-box>
        </draw:frame>
        <draw:custom-shape draw:style-name="gr22" draw:text-style-name="P2" xml:id="id11" draw:id="id11" draw:layer="layout" svg:width="0.35cm" svg:height="0.45cm" svg:x="1.85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0.699cm" svg:height="0.793cm" svg:x="1.301cm" svg:y="-0.25cm">
          <draw:text-box>
            <text:p><text:span text:style-name="T18">x</text:span></text:p>
          </draw:text-box>
        </draw:frame>
        <draw:connector draw:style-name="gr3" draw:text-style-name="P3" draw:layer="layout" draw:type="line" svg:x1="2.026cm" svg:y1="0.45cm" svg:x2="1.425cm" svg:y2="0.9cm" draw:start-shape="id11" draw:end-shape="id1" draw:end-glue-point="0" svg:d="M2026 450l-601 450" svg:viewBox="0 0 602 451">
          <text:p/>
        </draw:connector>
        <draw:connector draw:style-name="gr3" draw:text-style-name="P3" draw:layer="layout" draw:type="line" svg:x1="2.026cm" svg:y1="0.45cm" svg:x2="2.626cm" svg:y2="0.901cm" draw:start-shape="id11" draw:start-glue-point="2" draw:end-shape="id9" svg:d="M2026 450l600 451" svg:viewBox="0 0 601 452">
          <text:p/>
        </draw:connector>
        <draw:custom-shape draw:style-name="gr23" draw:text-style-name="P2" xml:id="id12" draw:id="id12" draw:layer="layout" svg:width="0.35cm" svg:height="0.45cm" svg:x="4.463cm" svg:y="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0.699cm" svg:height="0.793cm" svg:x="3.913cm" svg:y="-0.249cm">
          <draw:text-box>
            <text:p><text:span text:style-name="T18">y</text:span></text:p>
          </draw:text-box>
        </draw:frame>
        <draw:connector draw:style-name="gr3" draw:text-style-name="P3" draw:layer="layout" draw:type="line" svg:x1="4.638cm" svg:y1="0.451cm" svg:x2="4.025cm" svg:y2="0.901cm" draw:start-shape="id12" draw:end-shape="id3" draw:end-glue-point="0" svg:d="M4638 451l-613 450" svg:viewBox="0 0 614 451">
          <text:p/>
        </draw:connector>
        <draw:connector draw:style-name="gr3" draw:text-style-name="P3" draw:layer="layout" draw:type="line" svg:x1="4.638cm" svg:y1="0.451cm" svg:x2="5.226cm" svg:y2="0.902cm" draw:start-shape="id12" draw:start-glue-point="2" draw:end-shape="id10" svg:d="M4638 451l588 451" svg:viewBox="0 0 589 452">
          <text:p/>
        </draw:connector>
        <draw:frame draw:style-name="gr20" draw:text-style-name="P14" draw:layer="layout" svg:width="0.931cm" svg:height="0.819cm" svg:x="0.901cm" svg:y="1.051cm">
          <draw:text-box>
            <text:p><text:span text:style-name="T18">x</text:span><text:span text:style-name="T22">1</text:span></text:p>
          </draw:text-box>
        </draw:frame>
        <draw:frame draw:style-name="gr24" draw:text-style-name="P7" draw:layer="layout" svg:width="6.9cm" svg:height="0.819cm" svg:x="0cm" svg:y="4.351cm">
          <draw:text-box>
            <text:p text:style-name="P6"><text:span text:style-name="T9">R</text:span><text:span text:style-name="T9">u</text:span><text:span text:style-name="T9">l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y</text:span><text:span text:style-name="T11">1</text:span><text:span text:style-name="T11">,.</text:span><text:span text:style-name="T11">..</text:span><text:span text:style-name="T11">,</text:span><text:span text:style-name="T10">y</text:span><text:span text:style-name="T12">δ</text:span><text:span text:style-name="T13">: </text:span><text:span text:style-name="T6">a</text:span><text:span text:style-name="T6">→</text:span><text:span text:style-name="T14">a</text:span><text:span text:style-name="T14">, </text:span><text:span text:style-name="T14">.</text:span><text:span text:style-name="T14">.</text:span><text:span text:style-name="T14">.</text:span><text:span text:style-name="T14">, </text:span><text:span text:style-name="T6">a</text:span><text:span text:style-name="T4">k</text:span><text:span text:style-name="T6">→</text:span><text:span text:style-name="T14">a</text:span><text:span text:style-name="T5">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8T00:59:05.256035489</dc:date>
    <meta:editing-duration>P2DT4H17M54S</meta:editing-duration>
    <meta:editing-cycles>62</meta:editing-cycles>
    <meta:generator>LibreOffice/7.1.3.2$Linux_X86_64 LibreOffice_project/10$Build-2</meta:generator>
    <meta:document-statistic meta:object-count="40"/>
  </office:meta>
</office:document-meta>
</file>